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44126"/>
    </style:style>
    <style:style style:name="P2" style:family="paragraph" style:parent-style-name="Standard">
      <style:text-properties fo:font-weight="bold" officeooo:paragraph-rsid="00144126" style:font-weight-asian="bold" style:font-weight-complex="bold"/>
    </style:style>
    <style:style style:name="P3" style:family="paragraph" style:parent-style-name="Standard">
      <style:paragraph-properties fo:text-align="center" style:justify-single-word="false"/>
      <style:text-properties fo:font-weight="bold" officeooo:paragraph-rsid="00144126" style:font-weight-asian="bold" style:font-weight-complex="bold"/>
    </style:style>
    <style:style style:name="P4" style:family="paragraph" style:parent-style-name="Standard" style:list-style-name="L1">
      <style:text-properties officeooo:paragraph-rsid="00144126"/>
    </style:style>
    <style:style style:name="P5" style:family="paragraph" style:parent-style-name="Standard">
      <style:text-properties fo:font-weight="bold" officeooo:paragraph-rsid="00144126" style:font-weight-asian="bold" style:font-weight-complex="bold"/>
    </style:style>
    <style:style style:name="P6" style:family="paragraph" style:parent-style-name="Standard">
      <style:text-properties fo:font-weight="bold" officeooo:paragraph-rsid="0016b228" style:font-weight-asian="bold" style:font-weight-complex="bold"/>
    </style:style>
    <style:style style:name="P7" style:family="paragraph" style:parent-style-name="Standard">
      <style:text-properties fo:font-weight="bold" officeooo:paragraph-rsid="0016d90e" style:font-weight-asian="bold" style:font-weight-complex="bold"/>
    </style:style>
    <style:style style:name="P8" style:family="paragraph" style:parent-style-name="Standard" style:list-style-name="L2">
      <style:text-properties officeooo:paragraph-rsid="0016b228"/>
    </style:style>
    <style:style style:name="P9" style:family="paragraph" style:parent-style-name="Standard" style:list-style-name="L2">
      <style:text-properties fo:font-weight="normal" officeooo:paragraph-rsid="0016b228" style:font-weight-asian="normal" style:font-weight-complex="normal"/>
    </style:style>
    <style:style style:name="P10" style:family="paragraph" style:parent-style-name="Standard" style:list-style-name="L1">
      <style:text-properties fo:font-weight="normal" officeooo:paragraph-rsid="0016d90e" style:font-weight-asian="normal" style:font-weight-complex="normal"/>
    </style:style>
    <style:style style:name="P11" style:family="paragraph" style:parent-style-name="Standard">
      <style:text-properties officeooo:paragraph-rsid="00144126"/>
    </style:style>
    <style:style style:name="T1" style:family="text">
      <style:text-properties officeooo:rsid="00161255"/>
    </style:style>
    <style:style style:name="T2" style:family="text">
      <style:text-properties officeooo:rsid="001742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k and sweep <text:span text:style-name="T1">garbage collectors</text:span></text:p>
      <text:p text:style-name="P1"/>
      <text:p text:style-name="P1">When memory runs out, the GC executes two phases</text:p>
      <text:list xml:id="list877935988" text:style-name="L1">
        <text:list-item>
          <text:p text:style-name="P4">The mark phase – traces all the reachable objects.</text:p>
          <text:list>
            <text:list-item>
              <text:p text:style-name="P4">Every object has an extra bit called the mark bit reserved for memory management. The mark bit is zero when objects are allocated. They are marked one in the mark phase for reachable objects.</text:p>
            </text:list-item>
            <text:list-item>
              <text:p text:style-name="P4">The marking is done by using a <text:a xlink:type="simple" xlink:href="#Work-list based algorithm">work-list based algorithm</text:a>.</text:p>
            </text:list-item>
          </text:list>
        </text:list-item>
        <text:list-item>
          <text:p text:style-name="P4">The sweep phase – collects all the garbage objects.</text:p>
          <text:list>
            <text:list-item>
              <text:p text:style-name="P4">Does this by looking at all objects in the heap with mark bit zero. Such objects are garbage and are added to the free list.</text:p>
            </text:list-item>
            <text:list-item>
              <text:p text:style-name="P4">Objects with mark bits set are reset.</text:p>
            </text:list-item>
          </text:list>
        </text:list-item>
      </text:list>
      <text:p text:style-name="P1"/>
      <text:p text:style-name="P6"><text:bookmark text:name="Work-list based algorithm"/>Work-list based algorithm</text:p>
      <text:list xml:id="list1342125027" text:style-name="L2">
        <text:list-item>
          <text:p text:style-name="P8">Initially starts with a set of elements.</text:p>
        </text:list-item>
        <text:list-item>
          <text:p text:style-name="P8">In the process of processing each of them adds more elements to the work<text:span text:style-name="T2">-</text:span>list</text:p>
        </text:list-item>
        <text:list-item>
          <text:p text:style-name="P9">This continues until the work list is empty</text:p>
        </text:list-item>
      </text:list>
      <text:p text:style-name="P6"/>
      <text:p text:style-name="P7">Advantages</text:p>
      <text:list xml:id="list183317083" text:continue-list="list877935988" text:style-name="L1">
        <text:list-item>
          <text:p text:style-name="P10">Objects don't move in memory during garbage collection. Thus there is no need to update pointers to objects. This is essential in languages like C and C++ which allow for direct manipulation of pointers.</text:p>
        </text:list-item>
      </text:list>
      <text:p text:style-name="P2"/>
      <text:p text:style-name="P2">Disadvantage</text:p>
      <text:list xml:id="list1042180095" text:continue-numbering="true" text:style-name="L1">
        <text:list-item>
          <text:p text:style-name="P4">The mark phase is invoked when we are out of space. However the mark phase being a work-list based algorithm needs space to store its work-list which is unbounded and thus cannot have its memory requirement reserved in advance. </text:p>
          <text:list>
            <text:list-item>
              <text:p text:style-name="P4">This can be worked around by using the concept of reverse pointers which simulates the stack of the depth-first-traversal the work-list based algorithm employs</text:p>
            </text:list-item>
          </text:list>
        </text:list-item>
        <text:list-item>
          <text:p text:style-name="P4">Running time = O(size of heap), as the mark and the sweep phase scan the entire heap.</text:p>
        </text:list-item>
        <text:list-item>
          <text:p text:style-name="P4">Fragments memory</text:p>
          <text:list>
            <text:list-item>
              <text:p text:style-name="P4">Space for a new object is allocated from a free list. A block large enough is picked and the left-over is put back on the free list</text:p>
            </text:list-item>
            <text:list-item>
              <text:p text:style-name="P4">There is a need to merge adjacent free blocks whenever possib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3-02-08T08:09:12</meta:creation-date>
    <dc:date>2013-02-08T08:30:59</dc:date>
    <dc:creator>Kempa </dc:creator>
    <meta:editing-duration>PT2M36S</meta:editing-duration>
    <meta:editing-cycles>4</meta:editing-cycles>
    <meta:generator>LibreOffice/3.6$Linux_x86 LibreOffice_project/360m1$Build-2</meta:generator>
    <meta:document-statistic meta:table-count="0" meta:image-count="0" meta:object-count="0" meta:page-count="1" meta:paragraph-count="21" meta:word-count="312" meta:character-count="1700" meta:non-whitespace-character-count="1424"/>
  </office:meta>
</office:document-meta>
</file>